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margin-left="0cm" fo:margin-right="0.132cm" fo:margin-top="0cm" fo:margin-bottom="0cm" fo:text-indent="0cm" style:auto-text-indent="false" fo:padding="0cm" fo:border="none"/>
      <style:text-properties style:font-name="Arial"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5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6" style:family="paragraph" style:parent-style-name="Text_20_body" style:list-style-name="L3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7" style:family="paragraph" style:parent-style-name="Text_20_body" style:list-style-name="L4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8" style:family="paragraph" style:parent-style-name="Text_20_body" style:list-style-name="L5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9" style:family="paragraph" style:parent-style-name="Text_20_body" style:list-style-name="L6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0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fo:background-color="transparent" style:font-size-asian="12pt" style:font-size-complex="12pt"/>
    </style:style>
    <style:style style:name="P11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fo:background-color="transparent" style:font-size-asian="12pt" style:font-size-complex="12pt"/>
    </style:style>
    <style:style style:name="P12" style:family="paragraph" style:parent-style-name="Text_20_body">
      <style:paragraph-properties fo:margin-left="0cm" fo:margin-right="0cm" fo:margin-top="0.397cm" fo:margin-bottom="0cm" fo:text-indent="0cm" style:auto-text-indent="false" fo:padding-left="0.397cm" fo:padding-right="0.397cm" fo:padding-top="0.185cm" fo:padding-bottom="0.185cm" fo:border="0.002cm solid #000000"/>
      <style:text-properties style:font-name="Arial" fo:font-size="12pt" style:font-size-asian="12pt" style:font-size-complex="12pt"/>
    </style:style>
    <style:style style:name="P13" style:family="paragraph" style:parent-style-name="Text_20_body" style:list-style-name="L5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4" style:family="paragraph" style:parent-style-name="Text_20_body" style:list-style-name="L6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T1" style:family="text">
      <style:text-properties style:font-name="Inter" fo:font-size="10.5pt" fo:letter-spacing="normal" fo:font-weight="normal"/>
    </style:style>
    <style:style style:name="T2" style:family="text">
      <style:text-properties fo:font-size="10.5pt" fo:letter-spacing="normal" fo:font-weight="normal"/>
    </style:style>
    <style:style style:name="T3" style:family="text">
      <style:text-properties style:font-name="Arial" fo:font-size="10.5pt" fo:letter-spacing="normal" fo:font-weight="normal"/>
    </style:style>
    <style:style style:name="T4" style:family="text">
      <style:text-properties style:font-name="Arial" fo:letter-spacing="normal" fo:font-weight="normal"/>
    </style:style>
    <style:style style:name="T5" style:family="text">
      <style:text-properties style:font-name="Arial" fo:font-size="12pt" fo:letter-spacing="normal" fo:font-weight="normal" style:font-size-asian="12pt" style:font-size-complex="12pt"/>
    </style:style>
    <style:style style:name="T6" style:family="text">
      <style:text-properties fo:background-color="#ffff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</text:p>
      <text:section text:style-name="Sect1" text:name="3514">
        <text:p text:style-name="P3"><text:span text:style-name="Strong_20_Emphasis"><text:span text:style-name="T5">Who are the targets of state-sponsored actors?</text:span></text:span></text:p>
        <text:p text:style-name="P3"><text:span text:style-name="Strong_20_Emphasis"><text:span text:style-name="T5"/></text:span></text:p>
        <text:list xml:id="list327891985312964105" text:style-name="L1">
          <text:list-item>
            <text:p text:style-name="P4">High-value targets, such as nation-states and large corporations<text:tab/><text:tab/><text:tab/><text:span text:style-name="T6">rigth</text:span></text:p>
          </text:list-item>
          <text:list-item>
            <text:p text:style-name="P10">Individuals with a significant bank balance</text:p>
          </text:list-item>
          <text:list-item>
            <text:p text:style-name="P4">All types of targets, from individuals to large organizations</text:p>
          </text:list-item>
          <text:list-item>
            <text:p text:style-name="P4">Other harmful actors, in order to prevent their activities</text:p>
          </text:list-item>
        </text:list>
        <text:p text:style-name="P12">Score: 4.00</text:p>
      </text:section>
      <text:section text:style-name="Sect1" text:name="3515">
        <text:p text:style-name="P2">2)</text:p>
        <text:p text:style-name="P3"><text:span text:style-name="Strong_20_Emphasis"><text:span text:style-name="T5">Which cyberterror capability level entails the ability to execute a complex attack by employing various tools and weapons simultaneously?</text:span></text:span></text:p>
        <text:p text:style-name="P3"><text:span text:style-name="Strong_20_Emphasis"><text:span text:style-name="T5"/></text:span></text:p>
        <text:list xml:id="list8016802399549818463" text:style-name="L2">
          <text:list-item>
            <text:p text:style-name="P5">Simple unstructured</text:p>
          </text:list-item>
          <text:list-item>
            <text:p text:style-name="P5">Complex-coordinated<text:tab/><text:tab/><text:tab/><text:span text:style-name="T6">rigth</text:span></text:p>
          </text:list-item>
          <text:list-item>
            <text:p text:style-name="P11">Advanced structured</text:p>
          </text:list-item>
          <text:list-item>
            <text:p text:style-name="P5">All of the above</text:p>
          </text:list-item>
        </text:list>
        <text:p text:style-name="P12">Score: 4.00</text:p>
      </text:section>
      <text:section text:style-name="Sect1" text:name="3516">
        <text:p text:style-name="P2">3)</text:p>
        <text:p text:style-name="P3"><text:span text:style-name="Strong_20_Emphasis"><text:span text:style-name="T5">What can industrial spies do with an organization's marketing data?</text:span></text:span></text:p>
        <text:p text:style-name="P3"><text:span text:style-name="Strong_20_Emphasis"><text:span text:style-name="T5"/></text:span></text:p>
        <text:list xml:id="list2595764955239573659" text:style-name="L3">
          <text:list-item>
            <text:p text:style-name="P6">Sell the marketing data in online shops</text:p>
          </text:list-item>
          <text:list-item>
            <text:p text:style-name="P6">Respond proactively to the organization's campaigns, making them unproductive<text:tab/><text:tab/><text:span text:style-name="T6">rigth</text:span></text:p>
          </text:list-item>
          <text:list-item>
            <text:p text:style-name="P6">Gather information about the organization's clients</text:p>
          </text:list-item>
          <text:list-item>
            <text:p text:style-name="P6">Help competitors improve their products</text:p>
          </text:list-item>
        </text:list>
        <text:p text:style-name="P12">Score: 0.00</text:p>
      </text:section>
      <text:section text:style-name="Sect1" text:name="3517">
        <text:p text:style-name="P2">4)</text:p>
        <text:p text:style-name="P3"><text:span text:style-name="Strong_20_Emphasis"><text:span text:style-name="T5">An uninformed user who mistakenly exposes a system to external risks is referred to as:</text:span></text:span></text:p>
        <text:p text:style-name="P3"><text:span text:style-name="Strong_20_Emphasis"><text:span text:style-name="T5"/></text:span></text:p>
        <text:list xml:id="list6305418694006310497" text:style-name="L5">
          <text:list-item>
            <text:p text:style-name="P8">A careless insider<text:tab/><text:tab/><text:tab/><text:span text:style-name="T6">rigth</text:span></text:p>
            <text:p text:style-name="P13">Comments: A careless insider refers to an individual who unintentionally exposes their company (place of work) to security threats due to their behavior or disregard for security procedures. Clicking on a malicious link, using a weak password, or leaving critical information exposed, may result in security breaches or data leaks.</text:p>
          </text:list-item>
          <text:list-item>
            <text:p text:style-name="P8">An imposter</text:p>
          </text:list-item>
          <text:list-item>
            <text:p text:style-name="P8">A malicious insider</text:p>
          </text:list-item>
          <text:list-item>
            <text:p text:style-name="P8">An ethical hacker</text:p>
          </text:list-item>
        </text:list>
        <text:p text:style-name="P12">Score: 4.00</text:p>
      </text:section>
      <text:section text:style-name="Sect1" text:name="3518">
        <text:p text:style-name="P2">5)</text:p>
        <text:p text:style-name="P3"><text:span text:style-name="Strong_20_Emphasis"><text:span text:style-name="T5">What is the key motivation of hacktivists?</text:span></text:span></text:p>
        <text:list xml:id="list9191313887441554220" text:style-name="L6">
          <text:list-item>
            <text:p text:style-name="P9"><text:soft-page-break/>Promoting their ideology<text:tab/><text:tab/><text:tab/><text:span text:style-name="T6">rigth</text:span></text:p>
            <text:p text:style-name="P14">Comments: The term "hacktivism" refers to the actions carried out by people or organizations that use hacking methods to further a political or social cause.</text:p>
          </text:list-item>
          <text:list-item>
            <text:p text:style-name="P9">Obtaining money</text:p>
          </text:list-item>
          <text:list-item>
            <text:p text:style-name="P9">Spreading fear and panic</text:p>
          </text:list-item>
          <text:list-item>
            <text:p text:style-name="P9">Stealing data</text:p>
          </text:list-item>
        </text:list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64cm" fo:margin-bottom="1.997cm" fo:margin-left="1.164cm" fo:margin-right="1.12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49S</meta:editing-duration>
    <meta:editing-cycles>3</meta:editing-cycles>
    <meta:generator>OpenOffice/4.1.14$Win32 OpenOffice.org_project/4114m1$Build-9811</meta:generator>
    <dc:date>2023-11-20T14:53:40.19</dc:date>
    <meta:document-statistic meta:table-count="0" meta:image-count="0" meta:object-count="0" meta:page-count="2" meta:paragraph-count="36" meta:word-count="263" meta:character-count="1628"/>
    <dc:creator>kaos sevdalisi</dc:creator>
    <meta:user-defined meta:name="Info 1"/>
    <meta:user-defined meta:name="Info 2"/>
    <meta:user-defined meta:name="Info 3"/>
    <meta:user-defined meta:name="Info 4"/>
  </office:meta>
</office:document-meta>
</file>